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37.81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vel_age2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.61619997025" calcext:value-type="float">
            <text:p>4.616199970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.2974050045" calcext:value-type="float">
            <text:p>12.297405004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79252314568" calcext:value-type="float">
            <text:p>2.792523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.27283906937" calcext:value-type="float">
            <text:p>5.2728390694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76134896278" calcext:value-type="float">
            <text:p>2.761348962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4.31527614594" calcext:value-type="float">
            <text:p>4.315276145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72035884857" calcext:value-type="float">
            <text:p>3.720358848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76970219612" calcext:value-type="float">
            <text:p>3.769702196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.36083292961" calcext:value-type="float">
            <text:p>2.360832929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5.53704309464" calcext:value-type="float">
            <text:p>5.53704309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1.625082016" calcext:value-type="float">
            <text:p>11.62508201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float" office:value="7.59368991852" calcext:value-type="float">
            <text:p>7.5936899185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.24895501137" calcext:value-type="float">
            <text:p>4.2489550114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8488240242" calcext:value-type="float">
            <text:p>2.8488240242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4.072218895" calcext:value-type="float">
            <text:p>14.07221889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3.79371595383" calcext:value-type="float">
            <text:p>3.79371595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4.13675498962" calcext:value-type="float">
            <text:p>4.13675498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96904993057" calcext:value-type="float">
            <text:p>3.969049930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58541584015" calcext:value-type="float">
            <text:p>2.5854158402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80022501945" calcext:value-type="float">
            <text:p>4.8002250195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5.63274407387" calcext:value-type="float">
            <text:p>5.632744073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56874704361" calcext:value-type="float">
            <text:p>3.568747043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61728906631" calcext:value-type="float">
            <text:p>3.617289066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.72110009193" calcext:value-type="float">
            <text:p>6.721100091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.8168990612" calcext:value-type="float">
            <text:p>6.816899061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6.5047440529" calcext:value-type="float">
            <text:p>16.5047440529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60127782822" calcext:value-type="float">
            <text:p>2.6012778282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.4088490009" calcext:value-type="float">
            <text:p>10.408849000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09720683098" calcext:value-type="float">
            <text:p>4.097206831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.8013010025" calcext:value-type="float">
            <text:p>7.8013010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office:value-type="float" office:value="5.71261000633" calcext:value-type="float">
            <text:p>5.712610006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0.0726308823" calcext:value-type="float">
            <text:p>20.0726308823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35283303261" calcext:value-type="float">
            <text:p>3.3528330326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.80924987793" calcext:value-type="float">
            <text:p>5.809249877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.1131939888" calcext:value-type="float">
            <text:p>6.1131939888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.63207483292" calcext:value-type="float">
            <text:p>9.6320748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.00845718384" calcext:value-type="float">
            <text:p>3.0084571838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40305304527" calcext:value-type="float">
            <text:p>2.4030530453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39321112633" calcext:value-type="float">
            <text:p>3.3932111263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23276090622" calcext:value-type="float">
            <text:p>3.2327609062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44917011261" calcext:value-type="float">
            <text:p>2.449170112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9771001339" calcext:value-type="float">
            <text:p>2.9771001339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.4169781208" calcext:value-type="float">
            <text:p>3.4169781208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7210919857" calcext:value-type="float">
            <text:p>3.7210919857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2.96885204315" calcext:value-type="float">
            <text:p>2.968852043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68096899986" calcext:value-type="float">
            <text:p>4.6809689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5" office:value-type="string" calcext:value-type="string">
            <text:p><text:s/></text:p>
          </table:table-cell>
          <table:table-cell office:value-type="float" office:value="5.40909004211" calcext:value-type="float">
            <text:p>5.4090900421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.58536410332" calcext:value-type="float">
            <text:p>4.5853641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6" office:value-type="string" calcext:value-type="string">
            <text:p><text:s/></text:p>
          </table:table-cell>
          <table:table-cell office:value-type="float" office:value="9.09716081619" calcext:value-type="float">
            <text:p>9.0971608162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.57678508759" calcext:value-type="float">
            <text:p>4.5767850876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.97710299492" calcext:value-type="float">
            <text:p>2.9771029949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.81762385368" calcext:value-type="float">
            <text:p>2.817623853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28879284859" calcext:value-type="float">
            <text:p>3.288792848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3.18536996841" calcext:value-type="float">
            <text:p>3.185369968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.82496285439" calcext:value-type="float">
            <text:p>2.824962854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.2647960186" calcext:value-type="float">
            <text:p>4.264796018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.1688990593" calcext:value-type="float">
            <text:p>3.1688990593</text:p>
          </table:table-cell>
        </table:table-row>
        <table:table-row table:style-name="ro1"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.40946388245" calcext:value-type="float">
            <text:p>3.409463882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.49727201462" calcext:value-type="float">
            <text:p>3.4972720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.37738180161" calcext:value-type="float">
            <text:p>2.3773818016</text:p>
          </table:table-cell>
        </table:table-row>
        <table:table-row table:style-name="ro1">
          <table:table-cell table:number-columns-repeated="7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.90487909317" calcext:value-type="float">
            <text:p>2.9048790932</text:p>
          </table:table-cell>
        </table:table-row>
        <table:table-row table:style-name="ro1"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.54518079758" calcext:value-type="float">
            <text:p>6.5451807976</text:p>
          </table:table-cell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.23286700249" calcext:value-type="float">
            <text:p>3.232867002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6.80093193054" calcext:value-type="float">
            <text:p>6.8009319305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  <table:table-row table:style-name="ro1">
          <table:table-cell table:number-columns-repeated="9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1:12:31.330793902</dc:date>
    <meta:editing-duration>PT2M32S</meta:editing-duration>
    <meta:editing-cycles>1</meta:editing-cycles>
    <meta:document-statistic meta:table-count="1" meta:cell-count="705" meta:object-count="0"/>
    <meta:generator>LibreOffice/5.1.6.2$Linux_X86_64 LibreOffice_project/10m0$Build-2</meta:generator>
  </office:meta>
</office:document-meta>
</file>